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4.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2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000000" style:font-name="Liberation Serif2" fo:font-size="12pt" fo:font-weight="normal" style:font-size-asian="12pt" style:font-weight-asian="normal" style:font-name-complex="Liberation Serif2" style:font-size-complex="12pt" style:font-weight-complex="normal"/>
    </style:style>
    <style:style style:name="T5" style:family="text">
      <style:text-properties fo:color="#000000" style:font-name="Liberation Serif2" fo:font-size="15pt" fo:font-weight="bold" style:font-size-asian="15pt" style:font-name-complex="Liberation Serif2" style:font-size-complex="15pt" style:font-weight-complex="bold"/>
    </style:style>
    <style:style style:name="T6" style:family="text">
      <style:text-properties fo:color="#000000" style:font-name="Liberation Serif2" fo:font-size="10pt" fo:font-weight="bold" style:font-size-asian="10pt" style:font-name-complex="Liberation Serif2" style:font-size-complex="10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u" fo:country="E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5.283cm" svg:height="0.704cm" svg:x="2.339cm" svg:y="0.796cm">
          <draw:text-box>
            <text:p text:style-name="P1"><text:span text:style-name="T1">Fich</text:span><text:span text:style-name="T1">e de </text:span><text:span text:style-name="T1">Synt</text:span><text:span text:style-name="T1">hèse </text:span><text:span text:style-name="T1">- </text:span><text:span text:style-name="T1">Cen</text:span><text:span text:style-name="T1">tre </text:span><text:span text:style-name="T1">de </text:span><text:span text:style-name="T1">Lan</text:span><text:span text:style-name="T1">gues </text:span><text:span text:style-name="T1"><text:s text:c="6"/></text:span><text:span text:style-name="T1">N° </text:span><text:span text:style-name="T1">d’Ét</text:span><text:span text:style-name="T1">udia</text:span><text:span text:style-name="T1">nt= <text:s/></text:span><text:span text:style-name="T1">218</text:span><text:span text:style-name="T1">337</text:span><text:span text:style-name="T1">93 <text:s text:c="3"/></text:span><text:span text:style-name="T1"><text:s text:c="8"/></text:span><text:span text:style-name="T1"><text:s text:c="8"/></text:span><text:span text:style-name="T1"><text:s text:c="4"/></text:span><text:span text:style-name="T1">202</text:span><text:span text:style-name="T1">0-</text:span><text:span text:style-name="T1">202</text:span><text:span text:style-name="T1">1</text:span></text:p>
          </draw:text-box>
        </draw:frame>
        <draw:frame draw:style-name="gr2" draw:text-style-name="P3" draw:layer="layout" svg:width="8.021cm" svg:height="0.471cm" svg:x="2.004cm" svg:y="2.103cm">
          <draw:text-box>
            <text:p text:style-name="P1"><text:span text:style-name="T2">Nom</text:span><text:span text:style-name="T3">: DELPY</text:span><text:span text:style-name="T3"><text:tab/></text:span><text:span text:style-name="T3"><text:tab/></text:span><text:span text:style-name="T3"><text:tab/></text:span><text:span text:style-name="T3"> </text:span><text:span text:style-name="T2">Prénom:</text:span><text:span text:style-name="T4">Romain</text:span></text:p>
          </draw:text-box>
        </draw:frame>
        <draw:frame draw:style-name="gr3" draw:text-style-name="P4" draw:layer="layout" svg:width="1.517cm" svg:height="0.585cm" svg:x="12.4cm" svg:y="2.009cm">
          <draw:text-box>
            <text:p text:style-name="P1"><text:span text:style-name="T5"><text:s/></text:span><text:span text:style-name="T5">L2/L3</text:span></text:p>
          </draw:text-box>
        </draw:frame>
        <draw:polygon draw:style-name="gr4" draw:text-style-name="P5" draw:layer="layout" svg:width="1.81cm" svg:height="0.011cm" svg:x="2.077cm" svg:y="3.079cm" svg:viewBox="0 0 1811 12" draw:points="1804,8 1801,12 11,12 4,8 0,0 1811,0">
          <text:p/>
        </draw:polygon>
        <draw:polygon draw:style-name="gr4" draw:text-style-name="P5" draw:layer="layout" svg:width="2.099cm" svg:height="0.011cm" svg:x="3.877cm" svg:y="3.079cm" svg:viewBox="0 0 2100 12" draw:points="2093,8 2089,12 10,12 3,8 0,0 2100,0">
          <text:p/>
        </draw:polygon>
        <draw:polygon draw:style-name="gr4" draw:text-style-name="P5" draw:layer="layout" svg:width="2.921cm" svg:height="0.011cm" svg:x="5.965cm" svg:y="3.079cm" svg:viewBox="0 0 2922 12" draw:points="2915,8 2911,12 11,12 4,8 0,0 2922,0">
          <text:p/>
        </draw:polygon>
        <draw:polygon draw:style-name="gr4" draw:text-style-name="P5" draw:layer="layout" svg:width="15.703cm" svg:height="0.011cm" svg:x="8.875cm" svg:y="3.079cm" svg:viewBox="0 0 15704 12" draw:points="15696,8 15693,12 11,12 4,8 0,0 15704,0">
          <text:p/>
        </draw:polygon>
        <draw:polygon draw:style-name="gr4" draw:text-style-name="P5" draw:layer="layout" svg:width="3.221cm" svg:height="0.011cm" svg:x="24.567cm" svg:y="3.079cm" svg:viewBox="0 0 3222 12" draw:points="3215,8 3211,12 11,12 3,8 0,0 3222,0">
          <text:p/>
        </draw:polygon>
        <draw:polygon draw:style-name="gr4" draw:text-style-name="P5" draw:layer="layout" svg:width="1.799cm" svg:height="0.011cm" svg:x="2.081cm" svg:y="5.718cm" svg:viewBox="0 0 1800 12" draw:points="1800,8 1797,12 7,12 0,8 7,0 1797,0">
          <text:p/>
        </draw:polygon>
        <draw:polygon draw:style-name="gr4" draw:text-style-name="P5" draw:layer="layout" svg:width="2.089cm" svg:height="0.011cm" svg:x="3.88cm" svg:y="5.718cm" svg:viewBox="0 0 2090 12" draw:points="2090,8 2086,12 7,12 0,8 7,0 2086,0">
          <text:p/>
        </draw:polygon>
        <draw:polygon draw:style-name="gr4" draw:text-style-name="P5" draw:layer="layout" svg:width="2.91cm" svg:height="0.011cm" svg:x="5.969cm" svg:y="5.718cm" svg:viewBox="0 0 2911 12" draw:points="2911,8 2907,12 7,12 0,8 7,0 2907,0">
          <text:p/>
        </draw:polygon>
        <draw:polygon draw:style-name="gr4" draw:text-style-name="P5" draw:layer="layout" svg:width="15.691cm" svg:height="0.011cm" svg:x="8.879cm" svg:y="5.718cm" svg:viewBox="0 0 15692 12" draw:points="15692,8 15689,12 7,12 0,8 7,0 15689,0">
          <text:p/>
        </draw:polygon>
        <draw:polygon draw:style-name="gr4" draw:text-style-name="P5" draw:layer="layout" svg:width="3.211cm" svg:height="0.011cm" svg:x="24.57cm" svg:y="5.718cm" svg:viewBox="0 0 3212 12" draw:points="3212,8 3208,12 8,12 0,8 8,0 3208,0">
          <text:p/>
        </draw:polygon>
        <draw:polygon draw:style-name="gr4" draw:text-style-name="P5" draw:layer="layout" svg:width="1.81cm" svg:height="0.011cm" svg:x="2.077cm" svg:y="20.037cm" svg:viewBox="0 0 1811 12" draw:points="1804,7 1811,12 0,12 4,7 11,0 1801,0">
          <text:p/>
        </draw:polygon>
        <draw:polygon draw:style-name="gr4" draw:text-style-name="P5" draw:layer="layout" svg:width="2.099cm" svg:height="0.011cm" svg:x="3.877cm" svg:y="20.037cm" svg:viewBox="0 0 2100 12" draw:points="2093,7 2100,12 0,12 3,7 10,0 2089,0">
          <text:p/>
        </draw:polygon>
        <draw:polygon draw:style-name="gr4" draw:text-style-name="P5" draw:layer="layout" svg:width="2.921cm" svg:height="0.011cm" svg:x="5.965cm" svg:y="20.037cm" svg:viewBox="0 0 2922 12" draw:points="2915,7 2922,12 0,12 4,7 11,0 2911,0">
          <text:p/>
        </draw:polygon>
        <draw:polygon draw:style-name="gr4" draw:text-style-name="P5" draw:layer="layout" svg:width="15.703cm" svg:height="0.011cm" svg:x="8.875cm" svg:y="20.037cm" svg:viewBox="0 0 15704 12" draw:points="15696,7 15704,12 0,12 4,7 11,0 15693,0">
          <text:p/>
        </draw:polygon>
        <draw:polygon draw:style-name="gr4" draw:text-style-name="P5" draw:layer="layout" svg:width="3.221cm" svg:height="0.011cm" svg:x="24.567cm" svg:y="20.037cm" svg:viewBox="0 0 3222 12" draw:points="3215,7 3222,12 0,12 3,7 11,0 3211,0">
          <text:p/>
        </draw:polygon>
        <draw:polygon draw:style-name="gr4" draw:text-style-name="P5" draw:layer="layout" svg:width="0.011cm" svg:height="2.65cm" svg:x="2.077cm" svg:y="3.079cm" svg:viewBox="0 0 12 2651" draw:points="4,7 12,11 12,2640 4,2647 0,2651 0,0">
          <text:p/>
        </draw:polygon>
        <draw:polygon draw:style-name="gr4" draw:text-style-name="P5" draw:layer="layout" svg:width="0.011cm" svg:height="14.33cm" svg:x="2.077cm" svg:y="5.718cm" svg:viewBox="0 0 12 14331" draw:points="4,7 12,11 12,14320 4,14327 0,14331 0,0">
          <text:p/>
        </draw:polygon>
        <draw:polygon draw:style-name="gr4" draw:text-style-name="P5" draw:layer="layout" svg:width="0.01cm" svg:height="2.639cm" svg:x="3.877cm" svg:y="3.086cm" svg:viewBox="0 0 11 2640" draw:points="3,0 11,4 11,2633 3,2640 0,2633 0,4">
          <text:p/>
        </draw:polygon>
        <draw:polygon draw:style-name="gr4" draw:text-style-name="P5" draw:layer="layout" svg:width="0.01cm" svg:height="14.319cm" svg:x="3.877cm" svg:y="5.725cm" svg:viewBox="0 0 11 14320" draw:points="3,0 11,4 11,14313 3,14320 0,14313 0,4">
          <text:p/>
        </draw:polygon>
        <draw:polygon draw:style-name="gr4" draw:text-style-name="P5" draw:layer="layout" svg:width="0.011cm" svg:height="2.639cm" svg:x="5.965cm" svg:y="3.086cm" svg:viewBox="0 0 12 2640" draw:points="4,0 12,4 12,2633 4,2640 0,2633 0,4">
          <text:p/>
        </draw:polygon>
        <draw:polygon draw:style-name="gr4" draw:text-style-name="P5" draw:layer="layout" svg:width="0.011cm" svg:height="14.319cm" svg:x="5.965cm" svg:y="5.725cm" svg:viewBox="0 0 12 14320" draw:points="4,0 12,4 12,14313 4,14320 0,14313 0,4">
          <text:p/>
        </draw:polygon>
        <draw:polygon draw:style-name="gr4" draw:text-style-name="P5" draw:layer="layout" svg:width="0.011cm" svg:height="2.639cm" svg:x="8.875cm" svg:y="3.086cm" svg:viewBox="0 0 12 2640" draw:points="4,0 12,4 12,2633 4,2640 0,2633 0,4">
          <text:p/>
        </draw:polygon>
        <draw:polygon draw:style-name="gr4" draw:text-style-name="P5" draw:layer="layout" svg:width="0.011cm" svg:height="14.319cm" svg:x="8.875cm" svg:y="5.725cm" svg:viewBox="0 0 12 14320" draw:points="4,0 12,4 12,14313 4,14320 0,14313 0,4">
          <text:p/>
        </draw:polygon>
        <draw:polygon draw:style-name="gr4" draw:text-style-name="P5" draw:layer="layout" svg:width="0.011cm" svg:height="2.639cm" svg:x="24.567cm" svg:y="3.086cm" svg:viewBox="0 0 12 2640" draw:points="3,0 12,4 12,2633 3,2640 0,2633 0,4">
          <text:p/>
        </draw:polygon>
        <draw:polygon draw:style-name="gr4" draw:text-style-name="P5" draw:layer="layout" svg:width="0.011cm" svg:height="14.319cm" svg:x="24.567cm" svg:y="5.725cm" svg:viewBox="0 0 12 14320" draw:points="3,0 12,4 12,14313 3,14320 0,14313 0,4">
          <text:p/>
        </draw:polygon>
        <draw:polygon draw:style-name="gr4" draw:text-style-name="P5" draw:layer="layout" svg:width="0.011cm" svg:height="2.65cm" svg:x="27.777cm" svg:y="3.079cm" svg:viewBox="0 0 12 2651" draw:points="4,7 12,0 12,2651 4,2647 0,2640 0,11">
          <text:p/>
        </draw:polygon>
        <draw:polygon draw:style-name="gr4" draw:text-style-name="P5" draw:layer="layout" svg:width="0.011cm" svg:height="14.33cm" svg:x="27.777cm" svg:y="5.718cm" svg:viewBox="0 0 12 14331" draw:points="4,7 12,0 12,14331 4,14327 0,14320 0,11">
          <text:p/>
        </draw:polygon>
        <draw:frame draw:style-name="gr2" draw:text-style-name="P3" draw:layer="layout" svg:width="7.444cm" svg:height="0.471cm" svg:x="13.914cm" svg:y="2.103cm">
          <draw:text-box>
            <text:p text:style-name="P1"><text:span text:style-name="T2"><text:s/></text:span><text:span text:style-name="T2">Filière : </text:span><text:span text:style-name="T4">INFO</text:span><text:span text:style-name="T3"> <text:s text:c="4"/></text:span><text:span text:style-name="T2">Professeur</text:span><text:span text:style-name="T3">: Jeni </text:span><text:span text:style-name="T3">PEAKE</text:span></text:p>
          </draw:text-box>
        </draw:frame>
        <draw:frame draw:style-name="gr2" draw:text-style-name="P3" draw:layer="layout" svg:width="0.844cm" svg:height="0.471cm" svg:x="2.561cm" svg:y="4.177cm">
          <draw:text-box>
            <text:p text:style-name="P1"><text:span text:style-name="T2">Date</text:span></text:p>
          </draw:text-box>
        </draw:frame>
        <draw:frame draw:style-name="gr2" draw:text-style-name="P3" draw:layer="layout" svg:width="1.225cm" svg:height="0.471cm" svg:x="4.336cm" svg:y="3.204cm">
          <draw:text-box>
            <text:p text:style-name="P1"><text:span text:style-name="T2">Temps</text:span></text:p>
          </draw:text-box>
        </draw:frame>
        <draw:frame draw:style-name="gr2" draw:text-style-name="P3" draw:layer="layout" svg:width="0.967cm" svg:height="0.471cm" svg:x="4.445cm" svg:y="3.69cm">
          <draw:text-box>
            <text:p text:style-name="P1"><text:span text:style-name="T2">passé</text:span></text:p>
          </draw:text-box>
        </draw:frame>
        <draw:frame draw:style-name="gr2" draw:text-style-name="P3" draw:layer="layout" svg:width="1.767cm" svg:height="0.471cm" svg:x="4.046cm" svg:y="4.177cm">
          <draw:text-box>
            <text:p text:style-name="P1"><text:span text:style-name="T2">(CdL) <text:s/>ou</text:span></text:p>
          </draw:text-box>
        </draw:frame>
        <draw:frame draw:style-name="gr2" draw:text-style-name="P3" draw:layer="layout" svg:width="1.149cm" svg:height="0.471cm" svg:x="4.353cm" svg:y="4.664cm">
          <draw:text-box>
            <text:p text:style-name="P1"><text:span text:style-name="T2">atelier</text:span></text:p>
          </draw:text-box>
        </draw:frame>
        <draw:frame draw:style-name="gr2" draw:text-style-name="P3" draw:layer="layout" svg:width="1.407cm" svg:height="0.471cm" svg:x="6.724cm" svg:y="3.69cm">
          <draw:text-box>
            <text:p text:style-name="P1"><text:span text:style-name="T2">Activité</text:span></text:p>
          </draw:text-box>
        </draw:frame>
        <draw:frame draw:style-name="gr2" draw:text-style-name="P3" draw:layer="layout" svg:width="1.395cm" svg:height="0.471cm" svg:x="6.749cm" svg:y="4.177cm">
          <draw:text-box>
            <text:p text:style-name="P1"><text:span text:style-name="T2">(atelier,</text:span></text:p>
          </draw:text-box>
        </draw:frame>
        <draw:frame draw:style-name="gr2" draw:text-style-name="P3" draw:layer="layout" svg:width="1.763cm" svg:height="0.471cm" svg:x="6.551cm" svg:y="4.664cm">
          <draw:text-box>
            <text:p text:style-name="P1"><text:span text:style-name="T2">parcours)</text:span></text:p>
          </draw:text-box>
        </draw:frame>
        <draw:frame draw:style-name="gr2" draw:text-style-name="P3" draw:layer="layout" svg:width="10.23cm" svg:height="0.471cm" svg:x="8.982cm" svg:y="3.204cm">
          <draw:text-box>
            <text:p text:style-name="P1"><text:span text:style-name="T2">Compte </text:span><text:span text:style-name="T2">Rendu </text:span><text:span text:style-name="T2">du </text:span><text:span text:style-name="T2">Travail </text:span><text:span text:style-name="T2">Effectué </text:span><text:span text:style-name="T2"><text:s/>à </text:span><text:span text:style-name="T2">rédiger </text:span><text:span text:style-name="T2">en </text:span><text:span text:style-name="T2">anglais </text:span></text:p>
          </draw:text-box>
        </draw:frame>
        <draw:frame draw:style-name="gr2" draw:text-style-name="P3" draw:layer="layout" svg:width="2.445cm" svg:height="0.471cm" svg:x="8.982cm" svg:y="3.69cm">
          <draw:text-box>
            <text:p text:style-name="P1"><text:span text:style-name="T2">- Description </text:span></text:p>
          </draw:text-box>
        </draw:frame>
        <draw:frame draw:style-name="gr5" draw:text-style-name="P6" draw:layer="layout" svg:width="4.896cm" svg:height="0.39cm" svg:x="11.426cm" svg:y="3.753cm">
          <draw:text-box>
            <text:p text:style-name="P1"><text:span text:style-name="T6">(présentation brève de l’activité)</text:span></text:p>
          </draw:text-box>
        </draw:frame>
        <draw:frame draw:style-name="gr2" draw:text-style-name="P3" draw:layer="layout" svg:width="2.564cm" svg:height="0.471cm" svg:x="8.982cm" svg:y="4.177cm">
          <draw:text-box>
            <text:p text:style-name="P1"><text:span text:style-name="T3">- </text:span><text:span text:style-name="T2">Vocabulaire </text:span></text:p>
          </draw:text-box>
        </draw:frame>
        <draw:frame draw:style-name="gr5" draw:text-style-name="P6" draw:layer="layout" svg:width="9.332cm" svg:height="0.39cm" svg:x="11.497cm" svg:y="4.24cm">
          <draw:text-box>
            <text:p text:style-name="P1"><text:span text:style-name="T6">(vocabulaire nouveau ou important + explication / traduction)</text:span></text:p>
          </draw:text-box>
        </draw:frame>
        <draw:frame draw:style-name="gr5" draw:text-style-name="P6" draw:layer="layout" svg:width="0.352cm" svg:height="0.39cm" svg:x="8.982cm" svg:y="4.727cm">
          <draw:text-box>
            <text:p text:style-name="P1"><text:span text:style-name="T6">- </text:span></text:p>
          </draw:text-box>
        </draw:frame>
        <draw:frame draw:style-name="gr2" draw:text-style-name="P3" draw:layer="layout" svg:width="2.241cm" svg:height="0.471cm" svg:x="9.186cm" svg:y="4.664cm">
          <draw:text-box>
            <text:p text:style-name="P1"><text:span text:style-name="T2">Grammaire </text:span></text:p>
          </draw:text-box>
        </draw:frame>
        <draw:frame draw:style-name="gr5" draw:text-style-name="P6" draw:layer="layout" svg:width="10.264cm" svg:height="0.39cm" svg:x="11.426cm" svg:y="4.727cm">
          <draw:text-box>
            <text:p text:style-name="P1"><text:span text:style-name="T6">(les structures que vous avez (re)découvertes + exemple, explication)</text:span></text:p>
          </draw:text-box>
        </draw:frame>
        <draw:frame draw:style-name="gr5" draw:text-style-name="P6" draw:layer="layout" svg:width="0.352cm" svg:height="0.39cm" svg:x="8.982cm" svg:y="5.214cm">
          <draw:text-box>
            <text:p text:style-name="P1"><text:span text:style-name="T6">- </text:span></text:p>
          </draw:text-box>
        </draw:frame>
        <draw:frame draw:style-name="gr2" draw:text-style-name="P3" draw:layer="layout" svg:width="2.673cm" svg:height="0.471cm" svg:x="9.186cm" svg:y="5.151cm">
          <draw:text-box>
            <text:p text:style-name="P1"><text:span text:style-name="T2">Prononciation </text:span></text:p>
          </draw:text-box>
        </draw:frame>
        <draw:frame draw:style-name="gr5" draw:text-style-name="P6" draw:layer="layout" svg:width="8.469cm" svg:height="0.39cm" svg:x="11.85cm" svg:y="5.214cm">
          <draw:text-box>
            <text:p text:style-name="P1"><text:span text:style-name="T6">(sons individuels / accentuation des syllabes / intonation)</text:span></text:p>
          </draw:text-box>
        </draw:frame>
        <draw:frame draw:style-name="gr2" draw:text-style-name="P3" draw:layer="layout" svg:width="2.987cm" svg:height="0.471cm" svg:x="24.712cm" svg:y="3.69cm">
          <draw:text-box>
            <text:p text:style-name="P1"><text:span text:style-name="T2"><text:s/></text:span><text:span text:style-name="T2">Tampon Centre</text:span></text:p>
          </draw:text-box>
        </draw:frame>
        <draw:frame draw:style-name="gr2" draw:text-style-name="P3" draw:layer="layout" svg:width="2.064cm" svg:height="0.471cm" svg:x="25.15cm" svg:y="4.177cm">
          <draw:text-box>
            <text:p text:style-name="P1"><text:span text:style-name="T2">de Langues</text:span></text:p>
          </draw:text-box>
        </draw:frame>
        <draw:frame draw:style-name="gr2" draw:text-style-name="P3" draw:layer="layout" svg:width="2.021cm" svg:height="0.471cm" svg:x="25.171cm" svg:y="4.664cm">
          <draw:text-box>
            <text:p text:style-name="P1"><text:span text:style-name="T2">ou atelier à</text:span></text:p>
          </draw:text-box>
        </draw:frame>
        <draw:frame draw:style-name="gr2" draw:text-style-name="P3" draw:layer="layout" svg:width="1.484cm" svg:height="0.471cm" svg:x="25.439cm" svg:y="5.151cm">
          <draw:text-box>
            <text:p text:style-name="P1"><text:span text:style-name="T2">distance</text:span></text:p>
          </draw:text-box>
        </draw:frame>
        <draw:frame draw:style-name="gr6" draw:text-style-name="P7" draw:layer="layout" svg:width="1.5cm" svg:height="0.9cm" svg:x="2.2cm" svg:y="5.9cm">
          <draw:text-box>
            <text:p><text:span text:style-name="T7">23/11</text:span></text:p>
          </draw:text-box>
        </draw:frame>
        <draw:frame draw:style-name="gr6" draw:text-style-name="P7" draw:layer="layout" svg:width="1.5cm" svg:height="0.9cm" svg:x="4.2cm" svg:y="5.9cm">
          <draw:text-box>
            <text:p><text:span text:style-name="T7">1h20</text:span></text:p>
          </draw:text-box>
        </draw:frame>
        <draw:frame draw:style-name="gr6" draw:text-style-name="P7" draw:layer="layout" svg:width="2.6cm" svg:height="1.168cm" svg:x="6.1cm" svg:y="5.9cm">
          <draw:text-box>
            <text:p><text:span text:style-name="T8">AN AWESOME WORKSHOP ON DESCRIBING</text:span></text:p>
          </draw:text-box>
        </draw:frame>
        <draw:frame draw:style-name="gr7" draw:text-style-name="P7" draw:layer="layout" svg:width="15.2cm" svg:height="4.879cm" svg:x="9.1cm" svg:y="5.9cm">
          <draw:text-box>
            <text:p><text:span text:style-name="T9">Organization of adjectives : opinion-shape-age-color-origin-material-type</text:span></text:p>
            <text:p><text:span text:style-name="T7"/></text:p>
            <text:p><text:span text:style-name="T7">Veste → </text:span><text:span text:style-name="T9">zip-up</text:span><text:span text:style-name="T7"> </text:span><text:span text:style-name="T9">hoodie</text:span></text:p>
            <text:p><text:span text:style-name="T9">Devil-may-care (I can’t be bothered)</text:span></text:p>
            <text:p><text:span text:style-name="T10">Upbeat (positive)</text:span></text:p>
            <text:p><text:span text:style-name="T7">Sick : </text:span><text:span text:style-name="T9">UK-vomit</text:span><text:span text:style-name="T7"> </text:span><text:span text:style-name="T9">US-ill</text:span></text:p>
            <text:p><text:span text:style-name="T9">Dyed</text:span><text:span text:style-name="T7"> </text:span><text:span text:style-name="T9">hair</text:span><text:span text:style-name="T7">, </text:span><text:span text:style-name="T9">ponytail</text:span></text:p>
            <text:p><text:span text:style-name="T7">Finger-</text:span><text:span text:style-name="T9">less gloves</text:span></text:p>
            <text:p><text:span text:style-name="T7"/></text:p>
          </draw:text-box>
        </draw:frame>
      </draw:page>
      <draw:page draw:name="page2" draw:style-name="dp1" draw:master-page-name="master-page3">
        <draw:polygon draw:style-name="gr4" draw:text-style-name="P5" draw:layer="layout" svg:width="1.81cm" svg:height="0.01cm" svg:x="2.077cm" svg:y="0.769cm" svg:viewBox="0 0 1811 11" draw:points="1804,8 1801,11 11,11 4,8 0,0 1811,0">
          <text:p/>
        </draw:polygon>
        <draw:polygon draw:style-name="gr4" draw:text-style-name="P5" draw:layer="layout" svg:width="2.099cm" svg:height="0.01cm" svg:x="3.877cm" svg:y="0.769cm" svg:viewBox="0 0 2100 11" draw:points="2093,8 2089,11 10,11 3,8 0,0 2100,0">
          <text:p/>
        </draw:polygon>
        <draw:polygon draw:style-name="gr4" draw:text-style-name="P5" draw:layer="layout" svg:width="2.921cm" svg:height="0.01cm" svg:x="5.965cm" svg:y="0.769cm" svg:viewBox="0 0 2922 11" draw:points="2915,8 2911,11 11,11 4,8 0,0 2922,0">
          <text:p/>
        </draw:polygon>
        <draw:polygon draw:style-name="gr4" draw:text-style-name="P5" draw:layer="layout" svg:width="15.703cm" svg:height="0.01cm" svg:x="8.875cm" svg:y="0.769cm" svg:viewBox="0 0 15704 11" draw:points="15696,8 15693,11 11,11 4,8 0,0 15704,0">
          <text:p/>
        </draw:polygon>
        <draw:polygon draw:style-name="gr4" draw:text-style-name="P5" draw:layer="layout" svg:width="3.221cm" svg:height="0.01cm" svg:x="24.567cm" svg:y="0.769cm" svg:viewBox="0 0 3222 11" draw:points="3215,8 3211,11 11,11 3,8 0,0 3222,0">
          <text:p/>
        </draw:polygon>
        <draw:polygon draw:style-name="gr4" draw:text-style-name="P5" draw:layer="layout" svg:width="1.799cm" svg:height="0.01cm" svg:x="2.081cm" svg:y="3.404cm" svg:viewBox="0 0 1800 11" draw:points="1800,8 1797,11 7,11 0,8 7,0 1797,0">
          <text:p/>
        </draw:polygon>
        <draw:polygon draw:style-name="gr4" draw:text-style-name="P5" draw:layer="layout" svg:width="2.089cm" svg:height="0.01cm" svg:x="3.88cm" svg:y="3.404cm" svg:viewBox="0 0 2090 11" draw:points="2090,8 2086,11 7,11 0,8 7,0 2086,0">
          <text:p/>
        </draw:polygon>
        <draw:polygon draw:style-name="gr4" draw:text-style-name="P5" draw:layer="layout" svg:width="2.91cm" svg:height="0.01cm" svg:x="5.969cm" svg:y="3.404cm" svg:viewBox="0 0 2911 11" draw:points="2911,8 2907,11 7,11 0,8 7,0 2907,0">
          <text:p/>
        </draw:polygon>
        <draw:polygon draw:style-name="gr4" draw:text-style-name="P5" draw:layer="layout" svg:width="15.691cm" svg:height="0.01cm" svg:x="8.879cm" svg:y="3.404cm" svg:viewBox="0 0 15692 11" draw:points="15692,8 15689,11 7,11 0,8 7,0 15689,0">
          <text:p/>
        </draw:polygon>
        <draw:polygon draw:style-name="gr4" draw:text-style-name="P5" draw:layer="layout" svg:width="3.211cm" svg:height="0.01cm" svg:x="24.57cm" svg:y="3.404cm" svg:viewBox="0 0 3212 11" draw:points="3212,8 3208,11 8,11 0,8 8,0 3208,0">
          <text:p/>
        </draw:polygon>
        <draw:polygon draw:style-name="gr4" draw:text-style-name="P5" draw:layer="layout" svg:width="1.81cm" svg:height="0.011cm" svg:x="2.077cm" svg:y="18.7cm" svg:viewBox="0 0 1811 12" draw:points="1804,8 1811,12 0,12 4,8 11,0 1801,0">
          <text:p/>
        </draw:polygon>
        <draw:polygon draw:style-name="gr4" draw:text-style-name="P5" draw:layer="layout" svg:width="2.099cm" svg:height="0.011cm" svg:x="3.877cm" svg:y="18.7cm" svg:viewBox="0 0 2100 12" draw:points="2093,8 2100,12 0,12 3,8 10,0 2089,0">
          <text:p/>
        </draw:polygon>
        <draw:polygon draw:style-name="gr4" draw:text-style-name="P5" draw:layer="layout" svg:width="2.921cm" svg:height="0.011cm" svg:x="5.965cm" svg:y="18.7cm" svg:viewBox="0 0 2922 12" draw:points="2915,8 2922,12 0,12 4,8 11,0 2911,0">
          <text:p/>
        </draw:polygon>
        <draw:polygon draw:style-name="gr4" draw:text-style-name="P5" draw:layer="layout" svg:width="15.703cm" svg:height="0.011cm" svg:x="8.875cm" svg:y="18.7cm" svg:viewBox="0 0 15704 12" draw:points="15696,8 15704,12 0,12 4,8 11,0 15693,0">
          <text:p/>
        </draw:polygon>
        <draw:polygon draw:style-name="gr4" draw:text-style-name="P5" draw:layer="layout" svg:width="3.221cm" svg:height="0.011cm" svg:x="24.567cm" svg:y="18.7cm" svg:viewBox="0 0 3222 12" draw:points="3215,8 3222,12 0,12 3,8 11,0 3211,0">
          <text:p/>
        </draw:polygon>
        <draw:polygon draw:style-name="gr4" draw:text-style-name="P5" draw:layer="layout" svg:width="0.011cm" svg:height="2.645cm" svg:x="2.077cm" svg:y="0.769cm" svg:viewBox="0 0 12 2646" draw:points="4,7 12,10 12,2636 4,2643 0,2646 0,0">
          <text:p/>
        </draw:polygon>
        <draw:polygon draw:style-name="gr4" draw:text-style-name="P5" draw:layer="layout" svg:width="0.011cm" svg:height="15.307cm" svg:x="2.077cm" svg:y="3.404cm" svg:viewBox="0 0 12 15308" draw:points="4,7 12,10 12,15297 4,15304 0,15308 0,0">
          <text:p/>
        </draw:polygon>
        <draw:polygon draw:style-name="gr4" draw:text-style-name="P5" draw:layer="layout" svg:width="0.01cm" svg:height="2.635cm" svg:x="3.877cm" svg:y="0.776cm" svg:viewBox="0 0 11 2636" draw:points="3,0 11,3 11,2629 3,2636 0,2629 0,3">
          <text:p/>
        </draw:polygon>
        <draw:polygon draw:style-name="gr4" draw:text-style-name="P5" draw:layer="layout" svg:width="0.01cm" svg:height="15.296cm" svg:x="3.877cm" svg:y="3.411cm" svg:viewBox="0 0 11 15297" draw:points="3,0 11,3 11,15290 3,15297 0,15290 0,3">
          <text:p/>
        </draw:polygon>
        <draw:polygon draw:style-name="gr4" draw:text-style-name="P5" draw:layer="layout" svg:width="0.011cm" svg:height="2.635cm" svg:x="5.965cm" svg:y="0.776cm" svg:viewBox="0 0 12 2636" draw:points="4,0 12,3 12,2629 4,2636 0,2629 0,3">
          <text:p/>
        </draw:polygon>
        <draw:polygon draw:style-name="gr4" draw:text-style-name="P5" draw:layer="layout" svg:width="0.011cm" svg:height="15.296cm" svg:x="5.965cm" svg:y="3.411cm" svg:viewBox="0 0 12 15297" draw:points="4,0 12,3 12,15290 4,15297 0,15290 0,3">
          <text:p/>
        </draw:polygon>
        <draw:polygon draw:style-name="gr4" draw:text-style-name="P5" draw:layer="layout" svg:width="0.011cm" svg:height="2.635cm" svg:x="8.875cm" svg:y="0.776cm" svg:viewBox="0 0 12 2636" draw:points="4,0 12,3 12,2629 4,2636 0,2629 0,3">
          <text:p/>
        </draw:polygon>
        <draw:polygon draw:style-name="gr4" draw:text-style-name="P5" draw:layer="layout" svg:width="0.011cm" svg:height="15.296cm" svg:x="8.875cm" svg:y="3.411cm" svg:viewBox="0 0 12 15297" draw:points="4,0 12,3 12,15290 4,15297 0,15290 0,3">
          <text:p/>
        </draw:polygon>
        <draw:polygon draw:style-name="gr4" draw:text-style-name="P5" draw:layer="layout" svg:width="0.011cm" svg:height="2.635cm" svg:x="24.567cm" svg:y="0.776cm" svg:viewBox="0 0 12 2636" draw:points="3,0 12,3 12,2629 3,2636 0,2629 0,3">
          <text:p/>
        </draw:polygon>
        <draw:polygon draw:style-name="gr4" draw:text-style-name="P5" draw:layer="layout" svg:width="0.011cm" svg:height="15.296cm" svg:x="24.567cm" svg:y="3.411cm" svg:viewBox="0 0 12 15297" draw:points="3,0 12,3 12,15290 3,15297 0,15290 0,3">
          <text:p/>
        </draw:polygon>
        <draw:polygon draw:style-name="gr4" draw:text-style-name="P5" draw:layer="layout" svg:width="0.011cm" svg:height="2.645cm" svg:x="27.777cm" svg:y="0.769cm" svg:viewBox="0 0 12 2646" draw:points="4,7 12,0 12,2646 4,2643 0,2636 0,10">
          <text:p/>
        </draw:polygon>
        <draw:polygon draw:style-name="gr4" draw:text-style-name="P5" draw:layer="layout" svg:width="0.011cm" svg:height="15.307cm" svg:x="27.777cm" svg:y="3.404cm" svg:viewBox="0 0 12 15308" draw:points="4,7 12,0 12,15308 4,15304 0,15297 0,10">
          <text:p/>
        </draw:polygon>
        <draw:frame draw:style-name="gr2" draw:text-style-name="P3" draw:layer="layout" svg:width="0.844cm" svg:height="0.471cm" svg:x="2.561cm" svg:y="1.866cm">
          <draw:text-box>
            <text:p text:style-name="P1"><text:span text:style-name="T2">Date</text:span></text:p>
          </draw:text-box>
        </draw:frame>
        <draw:frame draw:style-name="gr2" draw:text-style-name="P3" draw:layer="layout" svg:width="1.225cm" svg:height="0.471cm" svg:x="4.336cm" svg:y="0.893cm">
          <draw:text-box>
            <text:p text:style-name="P1"><text:span text:style-name="T2">Temps</text:span></text:p>
          </draw:text-box>
        </draw:frame>
        <draw:frame draw:style-name="gr2" draw:text-style-name="P3" draw:layer="layout" svg:width="0.967cm" svg:height="0.471cm" svg:x="4.445cm" svg:y="1.38cm">
          <draw:text-box>
            <text:p text:style-name="P1"><text:span text:style-name="T2">passé</text:span></text:p>
          </draw:text-box>
        </draw:frame>
        <draw:frame draw:style-name="gr2" draw:text-style-name="P3" draw:layer="layout" svg:width="1.661cm" svg:height="0.471cm" svg:x="4.099cm" svg:y="1.866cm">
          <draw:text-box>
            <text:p text:style-name="P1"><text:span text:style-name="T2">(CdL) ou</text:span></text:p>
          </draw:text-box>
        </draw:frame>
        <draw:frame draw:style-name="gr2" draw:text-style-name="P3" draw:layer="layout" svg:width="1.149cm" svg:height="0.471cm" svg:x="4.353cm" svg:y="2.353cm">
          <draw:text-box>
            <text:p text:style-name="P1"><text:span text:style-name="T2">atelier</text:span></text:p>
          </draw:text-box>
        </draw:frame>
        <draw:frame draw:style-name="gr2" draw:text-style-name="P3" draw:layer="layout" svg:width="1.407cm" svg:height="0.471cm" svg:x="6.724cm" svg:y="1.38cm">
          <draw:text-box>
            <text:p text:style-name="P1"><text:span text:style-name="T2">Activité</text:span></text:p>
          </draw:text-box>
        </draw:frame>
        <draw:frame draw:style-name="gr2" draw:text-style-name="P3" draw:layer="layout" svg:width="1.395cm" svg:height="0.471cm" svg:x="6.749cm" svg:y="1.866cm">
          <draw:text-box>
            <text:p text:style-name="P1"><text:span text:style-name="T2">(atelier,</text:span></text:p>
          </draw:text-box>
        </draw:frame>
        <draw:frame draw:style-name="gr2" draw:text-style-name="P3" draw:layer="layout" svg:width="1.763cm" svg:height="0.471cm" svg:x="6.551cm" svg:y="2.353cm">
          <draw:text-box>
            <text:p text:style-name="P1"><text:span text:style-name="T2">parcours)</text:span></text:p>
          </draw:text-box>
        </draw:frame>
        <draw:frame draw:style-name="gr2" draw:text-style-name="P3" draw:layer="layout" svg:width="10.23cm" svg:height="0.471cm" svg:x="8.982cm" svg:y="0.893cm">
          <draw:text-box>
            <text:p text:style-name="P1"><text:span text:style-name="T2">Compte Rendu du Travail Effectué <text:s/>à rédiger en anglais </text:span></text:p>
          </draw:text-box>
        </draw:frame>
        <draw:frame draw:style-name="gr2" draw:text-style-name="P3" draw:layer="layout" svg:width="2.445cm" svg:height="0.471cm" svg:x="8.982cm" svg:y="1.38cm">
          <draw:text-box>
            <text:p text:style-name="P1"><text:span text:style-name="T2">- Description </text:span></text:p>
          </draw:text-box>
        </draw:frame>
        <draw:frame draw:style-name="gr5" draw:text-style-name="P6" draw:layer="layout" svg:width="3.892cm" svg:height="0.39cm" svg:x="11.426cm" svg:y="1.443cm">
          <draw:text-box>
            <text:p text:style-name="P1"><text:span text:style-name="T6">(résumé bref de l’activité)</text:span></text:p>
          </draw:text-box>
        </draw:frame>
        <draw:frame draw:style-name="gr2" draw:text-style-name="P3" draw:layer="layout" svg:width="2.564cm" svg:height="0.471cm" svg:x="8.982cm" svg:y="1.866cm">
          <draw:text-box>
            <text:p text:style-name="P1"><text:span text:style-name="T3">- </text:span><text:span text:style-name="T2">Vocabulaire </text:span></text:p>
          </draw:text-box>
        </draw:frame>
        <draw:frame draw:style-name="gr5" draw:text-style-name="P6" draw:layer="layout" svg:width="9.332cm" svg:height="0.39cm" svg:x="11.497cm" svg:y="1.929cm">
          <draw:text-box>
            <text:p text:style-name="P1"><text:span text:style-name="T6">(vocabulaire nouveau ou important + explication / traduction)</text:span></text:p>
          </draw:text-box>
        </draw:frame>
        <draw:frame draw:style-name="gr5" draw:text-style-name="P6" draw:layer="layout" svg:width="0.352cm" svg:height="0.39cm" svg:x="8.982cm" svg:y="2.416cm">
          <draw:text-box>
            <text:p text:style-name="P1"><text:span text:style-name="T6">- </text:span></text:p>
          </draw:text-box>
        </draw:frame>
        <draw:frame draw:style-name="gr2" draw:text-style-name="P3" draw:layer="layout" svg:width="2.241cm" svg:height="0.471cm" svg:x="9.186cm" svg:y="2.353cm">
          <draw:text-box>
            <text:p text:style-name="P1"><text:span text:style-name="T2">Grammaire </text:span></text:p>
          </draw:text-box>
        </draw:frame>
        <draw:frame draw:style-name="gr5" draw:text-style-name="P6" draw:layer="layout" svg:width="10.264cm" svg:height="0.39cm" svg:x="11.426cm" svg:y="2.416cm">
          <draw:text-box>
            <text:p text:style-name="P1"><text:span text:style-name="T6">(les structures que vous avez (re)découvertes + exemple, explication)</text:span></text:p>
          </draw:text-box>
        </draw:frame>
        <draw:frame draw:style-name="gr5" draw:text-style-name="P6" draw:layer="layout" svg:width="0.352cm" svg:height="0.39cm" svg:x="8.982cm" svg:y="2.903cm">
          <draw:text-box>
            <text:p text:style-name="P1"><text:span text:style-name="T6">- </text:span></text:p>
          </draw:text-box>
        </draw:frame>
        <draw:frame draw:style-name="gr2" draw:text-style-name="P3" draw:layer="layout" svg:width="2.567cm" svg:height="0.471cm" svg:x="9.186cm" svg:y="2.84cm">
          <draw:text-box>
            <text:p text:style-name="P1"><text:span text:style-name="T2">Prononciation</text:span></text:p>
          </draw:text-box>
        </draw:frame>
        <draw:frame draw:style-name="gr5" draw:text-style-name="P6" draw:layer="layout" svg:width="8.558cm" svg:height="0.39cm" svg:x="11.744cm" svg:y="2.903cm">
          <draw:text-box>
            <text:p text:style-name="P1"><text:span text:style-name="T6"><text:s/></text:span><text:span text:style-name="T6">(sons individuels / accentuation des syllabes / intonation)</text:span></text:p>
          </draw:text-box>
        </draw:frame>
        <draw:frame draw:style-name="gr2" draw:text-style-name="P3" draw:layer="layout" svg:width="2.987cm" svg:height="0.471cm" svg:x="24.712cm" svg:y="1.38cm">
          <draw:text-box>
            <text:p text:style-name="P1"><text:span text:style-name="T2"><text:s/></text:span><text:span text:style-name="T2">Tampon Centre</text:span></text:p>
          </draw:text-box>
        </draw:frame>
        <draw:frame draw:style-name="gr2" draw:text-style-name="P3" draw:layer="layout" svg:width="2.064cm" svg:height="0.471cm" svg:x="25.15cm" svg:y="1.866cm">
          <draw:text-box>
            <text:p text:style-name="P1"><text:span text:style-name="T2">de Langues</text:span></text:p>
          </draw:text-box>
        </draw:frame>
        <draw:frame draw:style-name="gr2" draw:text-style-name="P3" draw:layer="layout" svg:width="2.127cm" svg:height="0.471cm" svg:x="25.118cm" svg:y="2.353cm">
          <draw:text-box>
            <text:p text:style-name="P1"><text:span text:style-name="T2">ou <text:s/>atelier à</text:span></text:p>
          </draw:text-box>
        </draw:frame>
        <draw:frame draw:style-name="gr2" draw:text-style-name="P3" draw:layer="layout" svg:width="1.484cm" svg:height="0.471cm" svg:x="25.439cm" svg:y="2.84cm">
          <draw:text-box>
            <text:p text:style-name="P1"><text:span text:style-name="T2">distance</text:span></text:p>
          </draw:text-box>
        </draw:frame>
        <draw:frame draw:style-name="gr2" draw:text-style-name="P3" draw:layer="layout" svg:width="6.293cm" svg:height="0.471cm" svg:x="2.004cm" svg:y="19.213cm">
          <draw:text-box>
            <text:p text:style-name="P1"><text:span text:style-name="T2">Temps total</text:span><text:span text:style-name="T3">: …..............................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7cm" fo:margin-bottom="1cm" fo:margin-left="2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3T14:23:00.776837615</dc:date>
    <meta:editing-duration>PT1M37S</meta:editing-duration>
    <meta:editing-cycles>2</meta:editing-cycles>
    <meta:generator>LibreOffice/6.1.5.2$Linux_X86_64 LibreOffice_project/10$Build-2</meta:generator>
    <meta:document-statistic meta:object-count="109"/>
  </office:meta>
</office:document-meta>
</file>